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73a0d" officeooo:paragraph-rsid="00073a0d"/>
    </style:style>
    <style:style style:name="P2" style:family="paragraph" style:parent-style-name="Standard">
      <style:text-properties fo:font-weight="bold" officeooo:rsid="00073a0d" officeooo:paragraph-rsid="00073a0d" style:font-weight-asian="bold" style:font-weight-complex="bold"/>
    </style:style>
    <style:style style:name="P3" style:family="paragraph" style:parent-style-name="Table_20_Contents">
      <style:text-properties officeooo:rsid="0007ce12" officeooo:paragraph-rsid="0008cdbb"/>
    </style:style>
    <style:style style:name="P4" style:family="paragraph" style:parent-style-name="Table_20_Contents">
      <style:text-properties officeooo:rsid="0008cdbb" officeooo:paragraph-rsid="0008cdbb"/>
    </style:style>
    <style:style style:name="P5" style:family="paragraph" style:parent-style-name="Table_20_Contents">
      <style:text-properties fo:font-weight="bold" officeooo:rsid="0007ce12" officeooo:paragraph-rsid="0008cdbb" style:font-weight-asian="bold" style:font-weight-complex="bold"/>
    </style:style>
    <style:style style:name="P6" style:family="paragraph" style:parent-style-name="Table_20_Contents">
      <style:text-properties fo:font-weight="bold" officeooo:rsid="0008cdbb" officeooo:paragraph-rsid="0008cdbb" style:font-weight-asian="bold" style:font-weight-complex="bold"/>
    </style:style>
    <style:style style:name="P7" style:family="paragraph" style:parent-style-name="Table_20_Contents">
      <style:text-properties officeooo:rsid="000bf0dd" officeooo:paragraph-rsid="000bf0dd"/>
    </style:style>
    <style:style style:name="P8" style:family="paragraph" style:parent-style-name="Standard" style:list-style-name="L1">
      <style:text-properties officeooo:rsid="00073a0d" officeooo:paragraph-rsid="0008cdbb"/>
    </style:style>
    <style:style style:name="P9" style:family="paragraph" style:parent-style-name="Standard" style:list-style-name="L1">
      <style:text-properties officeooo:rsid="00073a0d" officeooo:paragraph-rsid="00073a0d"/>
    </style:style>
    <style:style style:name="P10" style:family="paragraph" style:parent-style-name="Standard" style:list-style-name="L1">
      <style:text-properties officeooo:rsid="0008cdbb" officeooo:paragraph-rsid="0008cdbb"/>
    </style:style>
    <style:style style:name="P11" style:family="paragraph" style:parent-style-name="Standard" style:list-style-name="L1">
      <style:text-properties fo:font-weight="bold" officeooo:rsid="000bf0dd" officeooo:paragraph-rsid="000d83d7" style:font-weight-asian="bold" style:font-weight-complex="bold"/>
    </style:style>
    <style:style style:name="P12" style:family="paragraph" style:parent-style-name="Standard" style:list-style-name="L1">
      <style:text-properties fo:font-weight="bold" officeooo:rsid="000d162f" officeooo:paragraph-rsid="000d162f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8cdbb" style:font-weight-asian="bold" style:font-weight-complex="bold"/>
    </style:style>
    <style:style style:name="T3" style:family="text">
      <style:text-properties fo:font-weight="bold" officeooo:rsid="000a1312" style:font-weight-asian="bold" style:font-weight-complex="bold"/>
    </style:style>
    <style:style style:name="T4" style:family="text">
      <style:text-properties officeooo:rsid="0008cdbb"/>
    </style:style>
    <style:style style:name="T5" style:family="text">
      <style:text-properties officeooo:rsid="000a1312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0bf0dd" style:font-weight-asian="normal" style:font-weight-complex="normal"/>
    </style:style>
    <style:style style:name="T8" style:family="text">
      <style:text-properties fo:font-weight="normal" officeooo:rsid="000d3ee3" style:font-weight-asian="normal" style:font-weight-complex="normal"/>
    </style:style>
    <style:style style:name="T9" style:family="text">
      <style:text-properties fo:font-weight="normal" officeooo:rsid="000d83d7" style:font-weight-asian="normal" style:font-weight-complex="normal"/>
    </style:style>
    <style:style style:name="T10" style:family="text">
      <style:text-properties officeooo:rsid="000d3ee3"/>
    </style:style>
    <style:style style:name="T11" style:family="text">
      <style:text-properties officeooo:rsid="000d83d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unDog Engine</text:p>
      <text:p text:style-name="P2">Window Manager</text:p>
      <text:p text:style-name="P1"/>
      <text:list xml:id="list6736753078700072529" text:style-name="L1">
        <text:list-item>
          <text:p text:style-name="P8"><text:span text:style-name="T2">Реальное окно</text:span><text:span text:style-name="T4"> приложения имеет размеры</text:span> <text:span text:style-name="T1">real_window_width</text:span> <text:span text:style-name="T4">и</text:span> <text:span text:style-name="T1">real_window_height</text:span> (в пикселях конкретного устройства).</text:p>
        </text:list-item>
        <text:list-item>
          <text:p text:style-name="P9">Далее, при рисовании, мы имеем дело только с виртуальным <text:span text:style-name="T1">экраном (screen)</text:span>, который ограничен <text:s/><text:span text:style-name="T1">реальным окном</text:span> и может иметь свои собственные параметры (разрешение, размер пикселя и т. д.).</text:p>
        </text:list-item>
        <text:list-item>
          <text:p text:style-name="P10">Для перевода контента <text:span text:style-name="T1">экрана</text:span> на поверхность <text:span text:style-name="T1">реального окна</text:span> используется функция <text:span text:style-name="T1">device_redraw_framebuffer()</text:span><text:span text:style-name="T6"> </text:span><text:span text:style-name="T7">(переход на следующий кадр)</text:span>. <text:span text:style-name="T5">Возможны случаи, когда контент </text:span><text:span text:style-name="T3">экрана</text:span><text:span text:style-name="T5"> переводится сразу же (прямой доступ к видеопамяти).</text:span></text:p>
        </text:list-item>
        <text:list-item>
          <text:p text:style-name="P11">Окно (sundog_window)<text:span text:style-name="T6"> — объект графической системы SunDog, основа интерфейса приложения. Внутри движка их может быть сколько угодно. Все они будут отображаться в рамках виртуального </text:span>экрана<text:span text:style-name="T6">, не выходя за пределы </text:span>реального окна<text:span text:style-name="T6">. </text:span><text:span text:style-name="T10">Окна</text:span><text:span text:style-name="T8"> рисуются по очереди: сначала дальние (стоят первыми в массиве), потом ближние (передний план). </text:span><text:span text:style-name="T11">Окно</text:span><text:span text:style-name="T9"> имеет внутри набор регионов, в которых разрешается рисовать. При изменении структуры интерфейса происходит пересчет всех регионов всех </text:span><text:span text:style-name="T11">окон</text:span><text:span text:style-name="T9"> приложения (функция recalc_regions()): при этом сначала рассчитываются регионы передних (последних в массиве) </text:span><text:span text:style-name="T11">окон</text:span><text:span text:style-name="T9">.</text:span></text:p>
        </text:list-item>
        <text:list-item>
          <text:p text:style-name="P12"><text:span text:style-name="T6">Есть несколько примитивных функций (device_draw_line(), device_draw_frect(), device_draw_image()), рисующих прямо на поверхности </text:span>экрана<text:span text:style-name="T6">. Но более сложное рисование происходит сначала внутри буфера </text:span>окна<text:span text:style-name="T6"> (через подсистему </text:span>WBD<text:span text:style-name="T6">), а потом в виде картинки переносится на </text:span>экран<text:span text:style-name="T6">.</text:span></text:p>
        </text:list-item>
      </text:list>
      <text:p text:style-name="P1"/>
      <text:p text:style-name="P1">Способы отрисовки контента на виртуальном экране: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5">Стандартный.</text:p>
            <text:p text:style-name="P3"><text:span text:style-name="T4">С</text:span>охранение содержимог<text:span text:style-name="T4">о</text:span> экрана <text:span text:style-name="T4">после device_redraw_framebuffer().</text:span></text:p>
            <text:p text:style-name="P4">screen_buffer_preserved = true;</text:p>
          </table:table-cell>
          <table:table-cell table:style-name="Таблица1.B1" office:value-type="string">
            <text:p text:style-name="P6">Альтернативный.</text:p>
            <text:p text:style-name="P4">Содержимое экрана может теряться после device_redraw_framebuffer().</text:p>
            <text:p text:style-name="P4">screen_buffer_preserved = false;</text:p>
          </table:table-cell>
        </table:table-row>
        <table:table-row>
          <table:table-cell table:style-name="Таблица1.A2" office:value-type="string">
            <text:p text:style-name="P7">Рисование происходит исключительно в рамках региона конкретного окна.</text:p>
          </table:table-cell>
          <table:table-cell table:style-name="Таблица1.B2" office:value-type="string">
            <text:p text:style-name="P7">Мы не можем рисовать в регионе одного окна, оставляя другие окна в покое, т. к. их контент может быть нарушен при переходе на следующий кадр. Поэтому приходится перерисовывать все окна приложения в каждом кадре.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3T11:57:03.395395256</meta:creation-date>
    <dc:date>2016-08-23T14:20:41.718293290</dc:date>
    <meta:editing-duration>PT38M37S</meta:editing-duration>
    <meta:editing-cycles>6</meta:editing-cycles>
    <meta:generator>LibreOffice/4.3.3.2$Linux_X86_64 LibreOffice_project/430m0$Build-2</meta:generator>
    <meta:document-statistic meta:table-count="1" meta:image-count="0" meta:object-count="0" meta:page-count="1" meta:paragraph-count="16" meta:word-count="250" meta:character-count="1971" meta:non-whitespace-character-count="1740"/>
  </office:meta>
</office:document-meta>
</file>